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Preformatted_20_Text">
      <style:text-properties fo:background-color="#ffff00"/>
    </style:style>
    <style:style style:name="P4" style:family="paragraph" style:parent-style-name="Preformatted_20_Text">
      <style:text-properties fo:background-color="#ffffff"/>
    </style:style>
    <style:style style:name="P5" style:family="paragraph" style:parent-style-name="Preformatted_20_Text">
      <style:paragraph-properties fo:text-align="center" style:justify-single-word="false"/>
      <style:text-properties fo:color="#c9211e" fo:font-size="12pt" fo:font-weight="bold" style:font-size-asian="12pt" style:font-weight-asian="bold" style:font-size-complex="12pt" style:font-weight-complex="bold"/>
    </style:style>
    <style:style style:name="P6" style:family="paragraph" style:parent-style-name="Preformatted_20_Text">
      <style:paragraph-properties fo:margin-top="0cm" fo:margin-bottom="0.499cm" loext:contextual-spacing="false"/>
      <style:text-properties fo:background-color="#ffffff"/>
    </style:style>
    <style:style style:name="P7" style:family="paragraph" style:parent-style-name="Standard">
      <style:text-properties fo:background-color="#ffffff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131074" fo:background-color="#ffff00" loext:char-shading-value="0"/>
    </style:style>
    <style:style style:name="T3" style:family="text">
      <style:text-properties fo:background-color="#ffffff" loext:char-shading-value="0"/>
    </style:style>
    <style:style style:name="T4" style:family="text">
      <style:text-properties officeooo:rsid="0010f310"/>
    </style:style>
    <style:style style:name="T5" style:family="text">
      <style:text-properties officeooo:rsid="0011c2f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# JavaScript Questions : Basics</text:p>
      <text:p text:style-name="P5"/>
      <text:p text:style-name="Preformatted_20_Text"/>
      <text:p text:style-name="P1"># Q1 to create function we use the keyword ?</text:p>
      <text:p text:style-name="Preformatted_20_Text"/>
      <text:p text:style-name="Preformatted_20_Text">.<text:span text:style-name="T1">A : function</text:span></text:p>
      <text:p text:style-name="Preformatted_20_Text">.B : var</text:p>
      <text:p text:style-name="Preformatted_20_Text">.C : const</text:p>
      <text:p text:style-name="Preformatted_20_Text"/>
      <text:p text:style-name="Preformatted_20_Text"/>
      <text:p text:style-name="P1"/>
      <text:p text:style-name="P1"># Q2 <text:s/>Inside which HTML element do we put the JavaScript?</text:p>
      <text:p text:style-name="Preformatted_20_Text"/>
      <text:p text:style-name="Preformatted_20_Text">.A :<text:span text:style-name="T3"> <text:s/>&lt;script&gt;</text:span></text:p>
      <text:p text:style-name="Preformatted_20_Text">.B : <text:s/>&lt;jsscript&gt;</text:p>
      <text:p text:style-name="Preformatted_20_Text">.C :<text:span text:style-name="T1"> <text:s/>&lt;javascript&gt;</text:span></text:p>
      <text:p text:style-name="Preformatted_20_Text"/>
      <text:p text:style-name="P1"/>
      <text:p text:style-name="P1"># Q3 Where is the correct place to insert a JavaScript?</text:p>
      <text:p text:style-name="P1"/>
      <text:p text:style-name="P3">.A : both the &lt;head&gt; section and the body section are correct</text:p>
      <text:p text:style-name="P4">.B : the &lt;head&gt; section </text:p>
      <text:p text:style-name="P4">.C : the &lt;body&gt; section </text:p>
      <text:p text:style-name="Preformatted_20_Text"><text:s text:c="2"/></text:p>
      <text:p text:style-name="Preformatted_20_Text"/>
      <text:p text:style-name="P1"># Q4 <text:s/>What is the correct syntax for referring to an external script called "xxx.js"? <text:s text:c="3"/>?</text:p>
      <text:p text:style-name="P1"/>
      <text:p text:style-name="Preformatted_20_Text"/>
      <text:p text:style-name="Preformatted_20_Text">.A : &lt;script href="xxx.js"&gt;</text:p>
      <text:p text:style-name="Preformatted_20_Text">.B : <text:span text:style-name="T1">&lt;script src="xxx.js"&gt;</text:span></text:p>
      <text:p text:style-name="Preformatted_20_Text">.C :<text:span text:style-name="T3"> &lt;script name ="xxx.js"&gt;</text:span></text:p>
      <text:p text:style-name="Preformatted_20_Text"/>
      <text:p text:style-name="Preformatted_20_Text"/>
      <text:p text:style-name="Preformatted_20_Text"><text:s/></text:p>
      <text:p text:style-name="P1"># Q5 The external JavaScript file must contain the &lt;script&gt; tag?</text:p>
      <text:p text:style-name="Preformatted_20_Text"/>
      <text:p text:style-name="Preformatted_20_Text">.A <text:span text:style-name="T3">: true </text:span></text:p>
      <text:p text:style-name="Preformatted_20_Text">.B :<text:span text:style-name="T1"> false</text:span></text:p>
      <text:p text:style-name="Preformatted_20_Text"/>
      <text:p text:style-name="Preformatted_20_Text"/>
      <text:p text:style-name="P1"># Q6 How do you write "Hello World" in an alert box??</text:p>
      <text:p text:style-name="P1"/>
      <text:p text:style-name="Preformatted_20_Text"/>
      <text:p text:style-name="Preformatted_20_Text">.A :<text:span text:style-name="T3"> alertBox("Hello World")</text:span></text:p>
      <text:p text:style-name="Preformatted_20_Text">.B : msgBox("Hello World")</text:p>
      <text:p text:style-name="Preformatted_20_Text">.C : msg("Hello World")</text:p>
      <text:p text:style-name="Preformatted_20_Text">.D<text:span text:style-name="T3"> :</text:span><text:span text:style-name="T1"> alert("Hello World")</text:span></text:p>
      <text:p text:style-name="Preformatted_20_Text"/>
      <text:p text:style-name="P1"># Q7 How do you call a function named "myFunction"? </text:p>
      <text:p text:style-name="Preformatted_20_Text"/>
      <text:p text:style-name="Preformatted_20_Text">.A : call function myFunction() </text:p>
      <text:p text:style-name="Preformatted_20_Text">.B : <text:s/>myFunction</text:p>
      <text:p text:style-name="P3">.C : myFunction()</text:p>
      <text:p text:style-name="Preformatted_20_Text">.D : call myFunction()</text:p>
      <text:p text:style-name="Preformatted_20_Text"/>
      <text:p text:style-name="P1"># Q8 Does this function always have the same output?</text:p>
      <text:p text:style-name="Preformatted_20_Text">function positif() {</text:p>
      <text:p text:style-name="Preformatted_20_Text"><text:s text:c="2"/>const x = Math.random()</text:p>
      <text:p text:style-name="Preformatted_20_Text"><text:s text:c="2"/>if (x&gt;0) </text:p>
      <text:p text:style-name="Preformatted_20_Text"><text:s text:c="2"/>console.log('positif')</text:p>
      <text:p text:style-name="Preformatted_20_Text"><text:s text:c="2"/>else </text:p>
      <text:p text:style-name="Preformatted_20_Text"><text:s text:c="2"/>conssole.log('zero')</text:p>
      <text:p text:style-name="Preformatted_20_Text"><text:soft-page-break/>}</text:p>
      <text:p text:style-name="Preformatted_20_Text"/>
      <text:p text:style-name="Preformatted_20_Text">.A :<text:span text:style-name="T1"> Yes</text:span></text:p>
      <text:p text:style-name="Preformatted_20_Text">.B :<text:span text:style-name="T3"> No</text:span></text:p>
      <text:p text:style-name="Preformatted_20_Text"/>
      <text:p text:style-name="P1"># Q9 Can we have another function as parameter?</text:p>
      <text:p text:style-name="Preformatted_20_Text"/>
      <text:p text:style-name="Preformatted_20_Text"/>
      <text:p text:style-name="Preformatted_20_Text">.A :<text:span text:style-name="T1"> Yes </text:span></text:p>
      <text:p text:style-name="Preformatted_20_Text">.B : No</text:p>
      <text:p text:style-name="Preformatted_20_Text">.C : Depends on the JS version</text:p>
      <text:p text:style-name="Preformatted_20_Text"/>
      <text:p text:style-name="P1"># Q10 <text:s text:c="3"/>What’s this function’s output?</text:p>
      <text:p text:style-name="P1"/>
      <text:p text:style-name="Preformatted_20_Text">function myFunction p1, p2 {</text:p>
      <text:p text:style-name="Preformatted_20_Text"><text:s text:c="2"/>return p1 * p2;</text:p>
      <text:p text:style-name="Preformatted_20_Text">}</text:p>
      <text:p text:style-name="Preformatted_20_Text"/>
      <text:p text:style-name="Preformatted_20_Text">myFunction (2,3)</text:p>
      <text:p text:style-name="Preformatted_20_Text"/>
      <text:p text:style-name="Preformatted_20_Text">.A : 6</text:p>
      <text:p text:style-name="Preformatted_20_Text">.B : 2</text:p>
      <text:p text:style-name="Preformatted_20_Text">.C : 3</text:p>
      <text:p text:style-name="Preformatted_20_Text">.D : null</text:p>
      <text:p text:style-name="P3">.E : Error</text:p>
      <text:p text:style-name="Preformatted_20_Text"/>
      <text:p text:style-name="Preformatted_20_Text"/>
      <text:p text:style-name="P1"># Q11 What’s this function’s output?</text:p>
      <text:p text:style-name="Preformatted_20_Text">function myFunction (p1 p2) {</text:p>
      <text:p text:style-name="Preformatted_20_Text"><text:s text:c="2"/>return p1 * p2;</text:p>
      <text:p text:style-name="Preformatted_20_Text">}</text:p>
      <text:p text:style-name="Preformatted_20_Text"/>
      <text:p text:style-name="Preformatted_20_Text">myFunction (2,3)</text:p>
      <text:p text:style-name="Preformatted_20_Text"/>
      <text:p text:style-name="Preformatted_20_Text"/>
      <text:p text:style-name="P3">.A : 6</text:p>
      <text:p text:style-name="Preformatted_20_Text">.B : 2</text:p>
      <text:p text:style-name="Preformatted_20_Text">.C : 3</text:p>
      <text:p text:style-name="Preformatted_20_Text">.D : null</text:p>
      <text:p text:style-name="Preformatted_20_Text">.E : Error</text:p>
      <text:p text:style-name="Preformatted_20_Text"><text:s text:c="79"/></text:p>
      <text:p text:style-name="P1"># Q 12 What type of data cannot be used as a parameter</text:p>
      <text:p text:style-name="Preformatted_20_Text"/>
      <text:p text:style-name="Preformatted_20_Text">.A : object </text:p>
      <text:p text:style-name="Preformatted_20_Text">.B : <text:s/>function</text:p>
      <text:p text:style-name="Preformatted_20_Text">.C : array</text:p>
      <text:p text:style-name="Preformatted_20_Text">.D : string</text:p>
      <text:p text:style-name="Preformatted_20_Text">.E : <text:span text:style-name="T1">None of the above</text:span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1"># Q13 What’s the default return value of a function</text:p>
      <text:p text:style-name="Preformatted_20_Text"/>
      <text:p text:style-name="Preformatted_20_Text"/>
      <text:p text:style-name="Preformatted_20_Text">.A : null</text:p>
      <text:p text:style-name="Preformatted_20_Text">.B : <text:span text:style-name="T1">undefined</text:span> </text:p>
      <text:p text:style-name="Preformatted_20_Text">.C : default</text:p>
      <text:p text:style-name="Preformatted_20_Text">.D : 0</text:p>
      <text:p text:style-name="Preformatted_20_Text"/>
      <text:p text:style-name="Preformatted_20_Text"/>
      <text:p text:style-name="Preformatted_20_Text"/>
      <text:p text:style-name="Preformatted_20_Text"/>
      <text:p text:style-name="P1"><text:soft-page-break/># Q14 How many return statements can we find in a function??</text:p>
      <text:p text:style-name="Preformatted_20_Text"/>
      <text:p text:style-name="Preformatted_20_Text"/>
      <text:p text:style-name="Preformatted_20_Text">.A : 0</text:p>
      <text:p text:style-name="Preformatted_20_Text">.<text:span text:style-name="T1">B : 1</text:span></text:p>
      <text:p text:style-name="Preformatted_20_Text">.C : 1 or more</text:p>
      <text:p text:style-name="Preformatted_20_Text">.D : depends on the function</text:p>
      <text:p text:style-name="Preformatted_20_Text"><text:s text:c="26"/></text:p>
      <text:p text:style-name="Preformatted_20_Text"/>
      <text:p text:style-name="P1"># Q15 What’s the return value of this function? </text:p>
      <text:p text:style-name="Preformatted_20_Text"/>
      <text:p text:style-name="Preformatted_20_Text">function myFunction(a, b) {</text:p>
      <text:p text:style-name="Preformatted_20_Text"><text:s text:c="2"/>a * b;</text:p>
      <text:p text:style-name="Preformatted_20_Text">}</text:p>
      <text:p text:style-name="Preformatted_20_Text"/>
      <text:p text:style-name="Preformatted_20_Text">myFunction(4, 3)</text:p>
      <text:p text:style-name="Preformatted_20_Text"/>
      <text:p text:style-name="Preformatted_20_Text">.A : <text:s/>4 </text:p>
      <text:p text:style-name="Preformatted_20_Text">.B : <text:s/>12</text:p>
      <text:p text:style-name="P3">.C : <text:s/>undefined</text:p>
      <text:p text:style-name="Preformatted_20_Text">.D : <text:s/>null</text:p>
      <text:p text:style-name="Preformatted_20_Text">.E : <text:s/>Error</text:p>
      <text:p text:style-name="Preformatted_20_Text"/>
      <text:p text:style-name="Preformatted_20_Text"/>
      <text:p text:style-name="P1"># Q16 <text:s/>What’s the return value of this function? </text:p>
      <text:p text:style-name="Preformatted_20_Text"/>
      <text:p text:style-name="Preformatted_20_Text">function greeting () {</text:p>
      <text:p text:style-name="Preformatted_20_Text"><text:s text:c="2"/>if (hour &lt; 18)</text:p>
      <text:p text:style-name="Preformatted_20_Text"><text:s text:c="4"/>return ("Good day")</text:p>
      <text:p text:style-name="Preformatted_20_Text"><text:s text:c="2"/>console.log("Good night")</text:p>
      <text:p text:style-name="Preformatted_20_Text">}</text:p>
      <text:p text:style-name="Preformatted_20_Text">greeting (19)</text:p>
      <text:p text:style-name="Preformatted_20_Text"/>
      <text:p text:style-name="Preformatted_20_Text">.A : undefined</text:p>
      <text:p text:style-name="Preformatted_20_Text">.B : "Good night" <text:s/></text:p>
      <text:p text:style-name="Preformatted_20_Text">.C : "Good day"</text:p>
      <text:p text:style-name="P3">.E : Error</text:p>
      <text:p text:style-name="Preformatted_20_Text"/>
      <text:p text:style-name="P1"># Q17 How can you add a comment in a JavaScript?</text:p>
      <text:p text:style-name="Preformatted_20_Text"/>
      <text:p text:style-name="Preformatted_20_Text">.<text:span text:style-name="T1">A <text:s/>: <text:s/>// This is a comment</text:span></text:p>
      <text:p text:style-name="Preformatted_20_Text">.B <text:s/>: &lt;!-- this is a comment --&gt;</text:p>
      <text:p text:style-name="Preformatted_20_Text">.C <text:s/>: "this is a comment"</text:p>
      <text:p text:style-name="Preformatted_20_Text"/>
      <text:p text:style-name="P1"># Q18 <text:s/>How to insert a comment that has more than one line?</text:p>
      <text:p text:style-name="Preformatted_20_Text"><text:s text:c="27"/></text:p>
      <text:p text:style-name="P3">.A <text:s/>: /* <text:s/>This comment has more than one line */</text:p>
      <text:p text:style-name="Preformatted_20_Text">.B <text:s/>: &lt;!-- This is a comment --&gt;</text:p>
      <text:p text:style-name="Preformatted_20_Text">.C <text:s/>: // This is a comment //</text:p>
      <text:p text:style-name="Preformatted_20_Text"/>
      <text:p text:style-name="P1"># Q19 <text:s/>what does test() output?</text:p>
      <text:p text:style-name="Preformatted_20_Text"/>
      <text:p text:style-name="Preformatted_20_Text">function test(num) {</text:p>
      <text:p text:style-name="Preformatted_20_Text"><text:s text:c="2"/>console.log(num)</text:p>
      <text:p text:style-name="Preformatted_20_Text">}</text:p>
      <text:p text:style-name="Preformatted_20_Text"/>
      <text:p text:style-name="Preformatted_20_Text">.A <text:s/>: Error </text:p>
      <text:p text:style-name="Preformatted_20_Text">.B <text:s/>: 1</text:p>
      <text:p text:style-name="P3">.C <text:s/>: undefined</text:p>
      <text:p text:style-name="Preformatted_20_Text">.D <text:s/>: null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</text:p>
      <text:p text:style-name="Preformatted_20_Text"/>
      <text:p text:style-name="P1"># Q20 What’s a recursive function? </text:p>
      <text:p text:style-name="Preformatted_20_Text"/>
      <text:p text:style-name="Preformatted_20_Text">.A <text:s/>: A function that has another function as a parameter</text:p>
      <text:p text:style-name="Preformatted_20_Text">.<text:span text:style-name="T1">B <text:s/>: A function that calls itself</text:span></text:p>
      <text:p text:style-name="Preformatted_20_Text">.C <text:s/>: A function that's passed as a parameters</text:p>
      <text:p text:style-name="Preformatted_20_Text">.D : All of the above</text:p>
      <text:p text:style-name="Preformatted_20_Text"/>
      <text:p text:style-name="P1"># Q21 What does this function output? </text:p>
      <text:p text:style-name="Preformatted_20_Text"/>
      <text:p text:style-name="Preformatted_20_Text">function() {</text:p>
      <text:p text:style-name="Preformatted_20_Text"><text:s text:c="2"/>var a = 10</text:p>
      <text:p text:style-name="Preformatted_20_Text"><text:s text:c="2"/>if(a &gt; 5)</text:p>
      <text:p text:style-name="Preformatted_20_Text"><text:s text:c="4"/>a = 7</text:p>
      <text:p text:style-name="Preformatted_20_Text"><text:s text:c="2"/>console.log(a)</text:p>
      <text:p text:style-name="Preformatted_20_Text">}</text:p>
      <text:p text:style-name="Preformatted_20_Text"/>
      <text:p text:style-name="Preformatted_20_Text">.A <text:s/>: 7</text:p>
      <text:p text:style-name="Preformatted_20_Text">.B <text:s/>: 10</text:p>
      <text:p text:style-name="Preformatted_20_Text">.C <text:s/>: null</text:p>
      <text:p text:style-name="P3">.D <text:s/>: undefined<text:span text:style-name="T4">(syntax error)</text:span></text:p>
      <text:p text:style-name="Preformatted_20_Text"/>
      <text:p text:style-name="P1"># Q22 What does the following snippet output?</text:p>
      <text:p text:style-name="Preformatted_20_Text"/>
      <text:p text:style-name="Preformatted_20_Text">function() {</text:p>
      <text:p text:style-name="Preformatted_20_Text"><text:s text:c="2"/>var a = 10</text:p>
      <text:p text:style-name="Preformatted_20_Text"><text:s text:c="2"/>if(false)</text:p>
      <text:p text:style-name="Preformatted_20_Text"><text:s text:c="4"/>a = 7</text:p>
      <text:p text:style-name="Preformatted_20_Text">console.log(a)</text:p>
      <text:p text:style-name="Preformatted_20_Text">}</text:p>
      <text:p text:style-name="Preformatted_20_Text"/>
      <text:p text:style-name="Preformatted_20_Text">.A <text:s/>: 7</text:p>
      <text:p text:style-name="Preformatted_20_Text">.B <text:s/>: 10</text:p>
      <text:p text:style-name="Preformatted_20_Text">.C <text:s/>: null</text:p>
      <text:p text:style-name="P3">.D <text:s/>: undefined<text:span text:style-name="T5">(syntaxe error)</text:span></text:p>
      <text:p text:style-name="Preformatted_20_Text"/>
      <text:p text:style-name="P1"># Q23 What does the following snippet output?</text:p>
      <text:p text:style-name="Preformatted_20_Text">var a = 10</text:p>
      <text:p text:style-name="Preformatted_20_Text">function() {</text:p>
      <text:p text:style-name="Preformatted_20_Text"><text:s text:c="2"/>if(true)</text:p>
      <text:p text:style-name="Preformatted_20_Text"><text:s text:c="4"/>a = 7</text:p>
      <text:p text:style-name="Preformatted_20_Text"><text:s text:c="2"/>console.log(a)</text:p>
      <text:p text:style-name="Preformatted_20_Text">}</text:p>
      <text:p text:style-name="Preformatted_20_Text"/>
      <text:p text:style-name="Preformatted_20_Text">.A <text:s/>: 7</text:p>
      <text:p text:style-name="Preformatted_20_Text">.B <text:s/>: 10</text:p>
      <text:p text:style-name="Preformatted_20_Text">.C <text:s/>: null</text:p>
      <text:p text:style-name="Preformatted_20_Text">.<text:span text:style-name="T1">D <text:s/>: undefined</text:span></text:p>
      <text:p text:style-name="Preformatted_20_Text"/>
      <text:p text:style-name="P1"># Q24 <text:s/>What does the following snippet output?</text:p>
      <text:p text:style-name="Preformatted_20_Text"/>
      <text:p text:style-name="Preformatted_20_Text">var a = 6</text:p>
      <text:p text:style-name="Preformatted_20_Text">function test() {</text:p>
      <text:p text:style-name="Preformatted_20_Text"><text:s text:c="2"/>var a = 7</text:p>
      <text:p text:style-name="Preformatted_20_Text"><text:s text:c="2"/>function again() {</text:p>
      <text:p text:style-name="Preformatted_20_Text"><text:s text:c="4"/>var a = 8</text:p>
      <text:p text:style-name="Preformatted_20_Text"><text:s text:c="4"/>console.log(a) </text:p>
      <text:p text:style-name="Preformatted_20_Text"><text:s text:c="2"/>}</text:p>
      <text:p text:style-name="Preformatted_20_Text"><text:s text:c="2"/>again()</text:p>
      <text:p text:style-name="Preformatted_20_Text"><text:s text:c="2"/>console.log(a) </text:p>
      <text:p text:style-name="Preformatted_20_Text">}</text:p>
      <text:p text:style-name="Preformatted_20_Text">test()</text:p>
      <text:p text:style-name="Preformatted_20_Text">console.log(a)</text:p>
      <text:p text:style-name="Preformatted_20_Text"><text:soft-page-break/></text:p>
      <text:p text:style-name="Preformatted_20_Text">.A <text:s/>: 6,7,8</text:p>
      <text:p text:style-name="Preformatted_20_Text">.B <text:s/>: 7,8,6</text:p>
      <text:p text:style-name="P3">.C <text:s/>: 8,7,6</text:p>
      <text:p text:style-name="Preformatted_20_Text">.D <text:s/>: Error</text:p>
      <text:p text:style-name="Preformatted_20_Text"/>
      <text:p text:style-name="Preformatted_20_Text"/>
      <text:p text:style-name="P1"># Q25 What does first ()() return?</text:p>
      <text:p text:style-name="Preformatted_20_Text"/>
      <text:p text:style-name="Preformatted_20_Text">function first() {</text:p>
      <text:p text:style-name="Preformatted_20_Text"><text:s text:c="2"/>var b = 8</text:p>
      <text:p text:style-name="Preformatted_20_Text"><text:s text:c="2"/>function second() {</text:p>
      <text:p text:style-name="Preformatted_20_Text"><text:s text:c="4"/>var a = 9</text:p>
      <text:p text:style-name="Preformatted_20_Text"><text:s text:c="4"/>console.log(b) </text:p>
      <text:p text:style-name="Preformatted_20_Text"><text:s text:c="2"/>}</text:p>
      <text:p text:style-name="Preformatted_20_Text">console.log(a)</text:p>
      <text:p text:style-name="Preformatted_20_Text">return second</text:p>
      <text:p text:style-name="Preformatted_20_Text">}</text:p>
      <text:p text:style-name="Preformatted_20_Text"/>
      <text:p text:style-name="Preformatted_20_Text">.A <text:s/>: 8,9</text:p>
      <text:p text:style-name="Preformatted_20_Text">.B <text:s/>: 9,8</text:p>
      <text:p text:style-name="Preformatted_20_Text">.C <text:s/>: 8</text:p>
      <text:p text:style-name="Preformatted_20_Text">.D <text:s text:c="2"/>: 9</text:p>
      <text:p text:style-name="P6">.<text:span text:style-name="T1">E : Error</text:span><text:span text:style-name="T2">(undifined)</text:span></text:p>
      <text:p text:style-name="P7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3T14:04:10.534308505</meta:creation-date>
    <dc:date>2020-04-03T15:50:17.097509896</dc:date>
    <meta:editing-duration>PT13M</meta:editing-duration>
    <meta:editing-cycles>3</meta:editing-cycles>
    <meta:generator>LibreOffice/6.3.2.2$Linux_X86_64 LibreOffice_project/30$Build-2</meta:generator>
    <meta:document-statistic meta:table-count="0" meta:image-count="0" meta:object-count="0" meta:page-count="5" meta:paragraph-count="192" meta:word-count="770" meta:character-count="3786" meta:non-whitespace-character-count="2907"/>
  </office:meta>
</office:document-meta>
</file>